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0db767" officeooo:paragraph-rsid="000db767" style:font-size-asian="20pt" style:font-size-complex="20pt"/>
    </style:style>
    <style:style style:name="P2" style:family="paragraph" style:parent-style-name="Standard">
      <style:paragraph-properties fo:text-align="start" style:justify-single-word="false"/>
      <style:text-properties fo:font-size="12pt" officeooo:rsid="000db767" officeooo:paragraph-rsid="000db767" style:font-size-asian="10.5pt" style:font-size-complex="12pt"/>
    </style:style>
    <style:style style:name="P3" style:family="paragraph" style:parent-style-name="Standard">
      <style:paragraph-properties fo:text-align="start" style:justify-single-word="false"/>
      <style:text-properties fo:font-size="12pt" officeooo:rsid="000ed778" officeooo:paragraph-rsid="000ed778" style:font-size-asian="10.5pt" style:font-size-complex="12pt"/>
    </style:style>
    <style:style style:name="P4" style:family="paragraph" style:parent-style-name="Standard">
      <style:paragraph-properties fo:text-align="start" style:justify-single-word="false"/>
      <style:text-properties fo:font-size="12pt" officeooo:rsid="000fd509" officeooo:paragraph-rsid="000fd509" style:font-size-asian="10.5pt" style:font-size-complex="12pt"/>
    </style:style>
    <style:style style:name="P5" style:family="paragraph" style:parent-style-name="Standard">
      <style:paragraph-properties fo:text-align="start" style:justify-single-word="false"/>
      <style:text-properties fo:font-size="12pt" officeooo:rsid="0010600d" officeooo:paragraph-rsid="0010600d" style:font-size-asian="10.5pt" style:font-size-complex="12pt"/>
    </style:style>
    <style:style style:name="P6" style:family="paragraph" style:parent-style-name="Standard">
      <style:paragraph-properties fo:text-align="start" style:justify-single-word="false"/>
      <style:text-properties fo:font-size="12pt" officeooo:rsid="0011109e" officeooo:paragraph-rsid="0011109e" style:font-size-asian="10.5pt" style:font-size-complex="12pt"/>
    </style:style>
    <style:style style:name="P7" style:family="paragraph" style:parent-style-name="Standard">
      <style:paragraph-properties fo:text-align="start" style:justify-single-word="false"/>
      <style:text-properties fo:font-size="12pt" officeooo:rsid="001247dc" officeooo:paragraph-rsid="001247dc" style:font-size-asian="10.5pt" style:font-size-complex="12pt"/>
    </style:style>
    <style:style style:name="P8" style:family="paragraph" style:parent-style-name="Standard">
      <style:paragraph-properties fo:text-align="start" style:justify-single-word="false"/>
      <style:text-properties fo:font-size="12pt" officeooo:rsid="0013706d" officeooo:paragraph-rsid="0013706d" style:font-size-asian="10.5pt" style:font-size-complex="12pt"/>
    </style:style>
    <style:style style:name="P9" style:family="paragraph" style:parent-style-name="Standard">
      <style:paragraph-properties fo:text-align="start" style:justify-single-word="false"/>
      <style:text-properties fo:font-size="12pt" officeooo:rsid="0013706d" officeooo:paragraph-rsid="00138c89" style:font-size-asian="10.5pt" style:font-size-complex="12pt"/>
    </style:style>
    <style:style style:name="P10" style:family="paragraph" style:parent-style-name="Standard">
      <style:paragraph-properties fo:text-align="start" style:justify-single-word="false"/>
      <style:text-properties fo:font-size="12pt" officeooo:rsid="00138c89" officeooo:paragraph-rsid="00138c89" style:font-size-asian="10.5pt" style:font-size-complex="12pt"/>
    </style:style>
    <style:style style:name="P11" style:family="paragraph" style:parent-style-name="Standard">
      <style:paragraph-properties fo:text-align="start" style:justify-single-word="false"/>
      <style:text-properties fo:font-size="12pt" officeooo:rsid="001911b5" officeooo:paragraph-rsid="001911b5" style:font-size-asian="10.5pt" style:font-size-complex="12pt"/>
    </style:style>
    <style:style style:name="P12" style:family="paragraph" style:parent-style-name="Standard">
      <style:paragraph-properties fo:text-align="start" style:justify-single-word="false"/>
      <style:text-properties fo:font-size="12pt" officeooo:rsid="001a4f8b" officeooo:paragraph-rsid="001a4f8b" style:font-size-asian="10.5pt" style:font-size-complex="12pt"/>
    </style:style>
    <style:style style:name="P13" style:family="paragraph" style:parent-style-name="Standard">
      <style:paragraph-properties fo:text-align="start" style:justify-single-word="false"/>
      <style:text-properties fo:font-size="12pt" officeooo:rsid="001b70b6" officeooo:paragraph-rsid="001b70b6" style:font-size-asian="10.5pt" style:font-size-complex="12pt"/>
    </style:style>
    <style:style style:name="P14" style:family="paragraph" style:parent-style-name="Standard">
      <style:paragraph-properties fo:text-align="start" style:justify-single-word="false"/>
      <style:text-properties fo:font-size="12pt" officeooo:rsid="001b70b6" officeooo:paragraph-rsid="001d0089" style:font-size-asian="10.5pt" style:font-size-complex="12pt"/>
    </style:style>
    <style:style style:name="P15" style:family="paragraph" style:parent-style-name="Standard">
      <style:paragraph-properties fo:text-align="start" style:justify-single-word="false"/>
      <style:text-properties fo:font-size="12pt" officeooo:rsid="001d0089" officeooo:paragraph-rsid="001d0089" style:font-size-asian="10.5pt" style:font-size-complex="12pt"/>
    </style:style>
    <style:style style:name="P16" style:family="paragraph" style:parent-style-name="Standard">
      <style:paragraph-properties fo:text-align="start" style:justify-single-word="false"/>
      <style:text-properties fo:font-size="12pt" officeooo:rsid="001ee013" officeooo:paragraph-rsid="001ee013" style:font-size-asian="10.5pt" style:font-size-complex="12pt"/>
    </style:style>
    <style:style style:name="P17" style:family="paragraph" style:parent-style-name="Standard">
      <style:paragraph-properties fo:text-align="start" style:justify-single-word="false"/>
      <style:text-properties fo:font-size="12pt" officeooo:rsid="001fdf4f" officeooo:paragraph-rsid="001fdf4f" style:font-size-asian="10.5pt" style:font-size-complex="12pt"/>
    </style:style>
    <style:style style:name="P18" style:family="paragraph" style:parent-style-name="Standard">
      <style:paragraph-properties fo:text-align="start" style:justify-single-word="false"/>
      <style:text-properties fo:font-size="12pt" officeooo:rsid="00219a31" officeooo:paragraph-rsid="00219a31" style:font-size-asian="10.5pt" style:font-size-complex="12pt"/>
    </style:style>
    <style:style style:name="P19" style:family="paragraph" style:parent-style-name="Standard">
      <style:paragraph-properties fo:text-align="start" style:justify-single-word="false"/>
      <style:text-properties fo:font-size="12pt" officeooo:rsid="0022b010" officeooo:paragraph-rsid="0022b010" style:font-size-asian="10.5pt" style:font-size-complex="12pt"/>
    </style:style>
    <style:style style:name="P20" style:family="paragraph" style:parent-style-name="Standard">
      <style:paragraph-properties fo:text-align="start" style:justify-single-word="false"/>
      <style:text-properties fo:font-size="12pt" officeooo:rsid="0022e2e6" officeooo:paragraph-rsid="0022e2e6" style:font-size-asian="10.5pt" style:font-size-complex="12pt"/>
    </style:style>
    <style:style style:name="P21" style:family="paragraph" style:parent-style-name="Standard">
      <style:paragraph-properties fo:text-align="start" style:justify-single-word="false"/>
      <style:text-properties fo:font-size="12pt" officeooo:rsid="002309f4" officeooo:paragraph-rsid="002309f4" style:font-size-asian="10.5pt" style:font-size-complex="12pt"/>
    </style:style>
    <style:style style:name="P22" style:family="paragraph" style:parent-style-name="Standard">
      <style:paragraph-properties fo:text-align="start" style:justify-single-word="false"/>
      <style:text-properties fo:font-size="12pt" officeooo:rsid="002431c9" officeooo:paragraph-rsid="002431c9" style:font-size-asian="10.5pt" style:font-size-complex="12pt"/>
    </style:style>
    <style:style style:name="T1" style:family="text">
      <style:text-properties officeooo:rsid="00138c89"/>
    </style:style>
    <style:style style:name="T2" style:family="text">
      <style:text-properties officeooo:rsid="00154585"/>
    </style:style>
    <style:style style:name="T3" style:family="text">
      <style:text-properties officeooo:rsid="001911b5"/>
    </style:style>
    <style:style style:name="T4" style:family="text">
      <style:text-properties officeooo:rsid="001a4f8b"/>
    </style:style>
    <style:style style:name="T5" style:family="text">
      <style:text-properties officeooo:rsid="001fdf4f"/>
    </style:style>
    <style:style style:name="T6" style:family="text">
      <style:text-properties officeooo:rsid="002431c9"/>
    </style:style>
    <style:style style:name="T7" style:family="text">
      <style:text-properties style:text-position="super 58%"/>
    </style:style>
    <style:style style:name="T8"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oit</text:p>
      <text:p text:style-name="P1"/>
      <text:p text:style-name="P2"><text:s/>Les règles permette d’organiser et de réguler des peuples.</text:p>
      <text:p text:style-name="P2"/>
      <text:p text:style-name="P2">Le droit permet de vivre en paix sur un territoire donnée </text:p>
      <text:p text:style-name="P2"/>
      <text:p text:style-name="P3">Le droit est un ensemble de règles évolutives.</text:p>
      <text:p text:style-name="P3">-il organise la société au nom de certaines valeurs</text:p>
      <text:p text:style-name="P3">-Il traduit des choix politiques </text:p>
      <text:p text:style-name="P3"/>
      <text:p text:style-name="P4">Le droit objectif :ensemble des règles régis les rapports entre chacun et sanctionne.</text:p>
      <text:p text:style-name="P4">Les droits subjectifs :Les pouvoirs qui est reconnu à chaque personne. </text:p>
      <text:p text:style-name="P4">-droit exploitation</text:p>
      <text:p text:style-name="P4">-droit de reproduction</text:p>
      <text:p text:style-name="P4"/>
      <text:p text:style-name="P5">il n’y a pas de droits subjectifs sans droit objectifs</text:p>
      <text:p text:style-name="P5">c’est le droit subjectifs qui confère aux personnes leurs droits subjectifs. </text:p>
      <text:p text:style-name="P5"/>
      <text:p text:style-name="P6">Différents point de vue  (2):</text:p>
      <text:p text:style-name="P6"/>
      <text:p text:style-name="P6">-------------------------------------------Partie 1 droit objectifs--------------------------------------------------</text:p>
      <text:p text:style-name="P6"/>
      <text:p text:style-name="P6">caractère du droit obj :</text:p>
      <text:p text:style-name="P6">-général et impersonnel</text:p>
      <text:p text:style-name="P6"/>
      <text:p text:style-name="P6">-caractère obligatoire </text:p>
      <text:p text:style-name="P6">non respect = sanctions</text:p>
      <text:p text:style-name="P6"/>
      <text:p text:style-name="P6">droit public</text:p>
      <text:p text:style-name="P6">- litige entre personnes morales (moi et l’état)</text:p>
      <text:p text:style-name="P6"/>
      <text:p text:style-name="P6">droit privé</text:p>
      <text:p text:style-name="P6">-litige entre personnes physique (moi et mon voisin)</text:p>
      <text:p text:style-name="P6"/>
      <text:p text:style-name="P6">-------------------------------------------Partie 2 droit subjectifs-------------------------------------------------</text:p>
      <text:p text:style-name="P6"/>
      <text:p text:style-name="P7">3 catégorie de droits subjectifs</text:p>
      <text:p text:style-name="P7"/>
      <text:p text:style-name="P7">-droit économique , sociaux, environnementaux</text:p>
      <text:p text:style-name="P7"/>
      <text:p text:style-name="P7">-droits publics</text:p>
      <text:p text:style-name="P7"/>
      <text:p text:style-name="P7">-droits civils</text:p>
      <text:p text:style-name="P7"/>
      <text:p text:style-name="P7">Prolifération des droits subjectifs :</text:p>
      <text:p text:style-name="P7"/>
      <text:p text:style-name="P7">-évolution des mentalité</text:p>
      <text:p text:style-name="P7"/>
      <text:p text:style-name="P8">2 catégories :</text:p>
      <text:p text:style-name="P8">-droits patrimoniaux (évaluable avec de l’argent)</text:p>
      <text:p text:style-name="P8">-droits extra-patrimoniaux(non-évaluable avec de l’argent)</text:p>
      <text:p text:style-name="P8"><text:soft-page-break/>-------------------------droits patrimoniaux--------------------------</text:p>
      <text:p text:style-name="P8">-transmissibles</text:p>
      <text:p text:style-name="P8">-Cessibles</text:p>
      <text:p text:style-name="P8">-Saisissables</text:p>
      <text:p text:style-name="P8">-prescriptibles </text:p>
      <text:p text:style-name="P8"/>
      <text:p text:style-name="P10">Patrimoines :</text:p>
      <text:p text:style-name="P10"/>
      <text:p text:style-name="P10">-ensemble de ces biens en argent</text:p>
      <text:p text:style-name="P10"/>
      <text:p text:style-name="P10">droit réel :</text:p>
      <text:p text:style-name="P10"/>
      <text:p text:style-name="P10">-droit usage USUS</text:p>
      <text:p text:style-name="P10">-droit d’en tirer les fruits FRUCTUS</text:p>
      <text:p text:style-name="P10">-usufruitier = FRUCTUS + USUS</text:p>
      <text:p text:style-name="P10"/>
      <text:p text:style-name="P10">droit personnel (droit de créance)</text:p>
      <text:p text:style-name="P10"/>
      <text:p text:style-name="P10">-le droit d’une personne</text:p>
      <text:p text:style-name="P10">-le droit d’exiger à une autre personne</text:p>
      <text:p text:style-name="P10">-</text:p>
      <text:p text:style-name="P10"/>
      <text:p text:style-name="P10">droits intellectuels</text:p>
      <text:p text:style-name="P10">-auteur </text:p>
      <text:p text:style-name="P10">-création</text:p>
      <text:p text:style-name="P10"/>
      <text:p text:style-name="P9">-------------------------droits <text:span text:style-name="T1">extra-</text:span>patrimoniaux--------------------------</text:p>
      <text:p text:style-name="P10">droits publics</text:p>
      <text:p text:style-name="P10">-droit politiques</text:p>
      <text:p text:style-name="P10">-libertés publique</text:p>
      <text:p text:style-name="P10">-droits économique et sociaux </text:p>
      <text:p text:style-name="P10"/>
      <text:p text:style-name="P10">droits privés</text:p>
      <text:p text:style-name="P10">-<text:span text:style-name="T2">droit intégrité physiques</text:span></text:p>
      <text:p text:style-name="P10">-<text:span text:style-name="T2">droits de la famille</text:span></text:p>
      <text:p text:style-name="P10">-<text:span text:style-name="T2">droits de la personnalité </text:span></text:p>
      <text:p text:style-name="P10"/>
      <text:p text:style-name="P10">---------------------------------<text:span text:style-name="T3">Contrat-----------------------------------------</text:span></text:p>
      <text:p text:style-name="P11">infogérance</text:p>
      <text:p text:style-name="P11">développement </text:p>
      <text:p text:style-name="P11">livcence logiciel</text:p>
      <text:p text:style-name="P11">commerce électronique</text:p>
      <text:p text:style-name="P11">achat-vente</text:p>
      <text:p text:style-name="P11">mariage</text:p>
      <text:p text:style-name="P11">assurance</text:p>
      <text:p text:style-name="P11">location</text:p>
      <text:p text:style-name="P11"/>
      <text:p text:style-name="P11">def : accord de volonté entre deux ou plusieurs personnes destiné à créer modifier transmettre ou éteindre des obligations</text:p>
      <text:p text:style-name="P11"/>
      <text:p text:style-name="P11"/>
      <text:p text:style-name="P11"/>
      <text:p text:style-name="P11"><text:soft-page-break/>Un accord de volonté </text:p>
      <text:p text:style-name="P11"/>
      <text:p text:style-name="P11">circulation de richesses </text:p>
      <text:p text:style-name="P11"/>
      <text:p text:style-name="P11">créateur d’obligations</text:p>
      <text:p text:style-name="P11"/>
      <text:p text:style-name="P11">-----------------------------------------<text:span text:style-name="T4">Classification des contrats-----------------------------------------------</text:span></text:p>
      <text:p text:style-name="P11"/>
      <text:p text:style-name="P11"/>
      <text:p text:style-name="P12">1) Critère du contenu du contrat</text:p>
      <text:p text:style-name="P12">-Les contrats unilatéraux</text:p>
      <text:p text:style-name="P12">-</text:p>
      <text:p text:style-name="P12"/>
      <text:p text:style-name="P12"/>
      <text:p text:style-name="P12">2)Le critère de la formation du contrat </text:p>
      <text:p text:style-name="P12">Les contrat individuels = ne concernent que ces contractants</text:p>
      <text:p text:style-name="P12">les contrats collectif = engagent d’autres personnes que les contractants</text:p>
      <text:p text:style-name="P12"/>
      <text:p text:style-name="P12">les contrats de gré à gré = sont librement discuté</text:p>
      <text:p text:style-name="P12">les contrat d’adhésion = comporte des clauses</text:p>
      <text:p text:style-name="P12"/>
      <text:p text:style-name="P12">3) le critère d’execution du contrat</text:p>
      <text:p text:style-name="P12"/>
      <text:p text:style-name="P12">le contrat à exécution instantanée = droits qui s ‘execute directemnt</text:p>
      <text:p text:style-name="P12"/>
      <text:p text:style-name="P12">le contrat à exécution successive = droits qui s’échalonnent dans le temps</text:p>
      <text:p text:style-name="P12"/>
      <text:p text:style-name="P12">----------------------------------------Les fondements du droit des contrats------------------------------------</text:p>
      <text:p text:style-name="P12"/>
      <text:p text:style-name="P12">1)la liberté contractuelle</text:p>
      <text:p text:style-name="P12"/>
      <text:p text:style-name="P12">se divise en trois </text:p>
      <text:p text:style-name="P12">1 aspect contracter ou ne pas contracter</text:p>
      <text:p text:style-name="P12">2 choisir son contractant</text:p>
      <text:p text:style-name="P12">3 choisir les clauses de son contrat</text:p>
      <text:p text:style-name="P12"/>
      <text:p text:style-name="P12">2) les limites à la liberté contractuelle</text:p>
      <text:p text:style-name="P12"/>
      <text:p text:style-name="P12">certains contrats sont obligatoires</text:p>
      <text:p text:style-name="P12"/>
      <text:p text:style-name="P12">le choix du cocontractant n’est pas toujours libre</text:p>
      <text:p text:style-name="P12"/>
      <text:p text:style-name="P12">les clauses de nombreux contrats sont imposés par la puissance publique ou eds organismes professionnelles</text:p>
      <text:p text:style-name="P12"/>
      <text:p text:style-name="P12"/>
      <text:p text:style-name="P12">--------------------------------------Les conditions de formation du contrat---------------------------------</text:p>
      <text:p text:style-name="P12"/>
      <text:p text:style-name="P12"/>
      <text:p text:style-name="P12"/>
      <text:p text:style-name="P12"/>
      <text:p text:style-name="P12"/>
      <text:p text:style-name="P12"><text:soft-page-break/></text:p>
      <text:p text:style-name="P12">----------------------------------------------------Le consentement----------------------------------------------</text:p>
      <text:p text:style-name="P12"/>
      <text:p text:style-name="P12">1) l’intégrité du consentement</text:p>
      <text:p text:style-name="P12"/>
      <text:p text:style-name="P12">-le consentement ne doit pas être vicié </text:p>
      <text:p text:style-name="P12">-les vices :</text:p>
      <text:p text:style-name="P12"/>
      <text:p text:style-name="P12">l’erreur</text:p>
      <text:p text:style-name="P12">le dol</text:p>
      <text:p text:style-name="P12">la violence</text:p>
      <text:p text:style-name="P12"/>
      <text:p text:style-name="P13">2) La capacité juridique</text:p>
      <text:p text:style-name="P13"/>
      <text:p text:style-name="P13">-la capacité de jouissance</text:p>
      <text:p text:style-name="P13"/>
      <text:p text:style-name="P13">-la capacité d’exercice</text:p>
      <text:p text:style-name="P13"/>
      <text:p text:style-name="P14">-PM</text:p>
      <text:p text:style-name="P12"/>
      <text:p text:style-name="P12"/>
      <text:p text:style-name="P15">3) un contenu licite et certain</text:p>
      <text:p text:style-name="P15">-le but ne diot pas être contraire à l’ordre public</text:p>
      <text:p text:style-name="P15"/>
      <text:p text:style-name="P15">L’objet : une chose ou une perstation</text:p>
      <text:p text:style-name="P15"/>
      <text:p text:style-name="P15">-----------------------------------------------Les nulités-----------------------------------------------------------</text:p>
      <text:p text:style-name="P15"/>
      <text:p text:style-name="P15"/>
      <text:p text:style-name="P15">2 types de nulités</text:p>
      <text:p text:style-name="P15"/>
      <text:p text:style-name="P15">-les nulités absolue (5ans pour dénoncer)</text:p>
      <text:p text:style-name="P15"/>
      <text:p text:style-name="P15">-les nulités relatives (5ans pour dénoncer)</text:p>
      <text:p text:style-name="P15"/>
      <text:p text:style-name="P15"/>
      <text:p text:style-name="P15">----------------------------------------------l’exécution du contrat----------------------------------------------</text:p>
      <text:p text:style-name="P15"/>
      <text:p text:style-name="P15">1)obligations de moyens et de résultat </text:p>
      <text:p text:style-name="P15"/>
      <text:p text:style-name="P15">-L’obligationde résultat</text:p>
      <text:p text:style-name="P15"/>
      <text:p text:style-name="P15">-L’obligation de moyens</text:p>
      <text:p text:style-name="P15"/>
      <text:p text:style-name="P16">2)résolution et résiliation du contrat</text:p>
      <text:p text:style-name="P16"/>
      <text:p text:style-name="P16">Résolution du contrat :</text:p>
      <text:p text:style-name="P16"/>
      <text:p text:style-name="P16">Résiliation du contrat :</text:p>
      <text:p text:style-name="P16"/>
      <text:p text:style-name="P16"/>
      <text:p text:style-name="P16"/>
      <text:p text:style-name="P16"><text:soft-page-break/></text:p>
      <text:p text:style-name="P16">------------------------------------------<text:span text:style-name="T5">Contrat de societe--------------------------------------------------------</text:span></text:p>
      <text:p text:style-name="P16"/>
      <text:p text:style-name="P17">5,3 millions d’entreprise en france</text:p>
      <text:p text:style-name="P17"><text:tab/>2,9 millions sont des entreprise individuelles</text:p>
      <text:p text:style-name="P17"><text:tab/><text:tab/>2,4 auto-entreprenneurs</text:p>
      <text:p text:style-name="P17">2,4 des societes</text:p>
      <text:p text:style-name="P17"/>
      <text:p text:style-name="P17"/>
      <text:p text:style-name="P17"/>
      <text:p text:style-name="P17">Personnalité juridique = </text:p>
      <text:p text:style-name="P17"/>
      <text:p text:style-name="P17">Personne Physique = </text:p>
      <text:p text:style-name="P17"/>
      <text:p text:style-name="P17">Personnalité morale = </text:p>
      <text:p text:style-name="P17"/>
      <text:p text:style-name="P17">--------------------------------------------------Entreprise individuelle-------------------------------------------</text:p>
      <text:p text:style-name="P17"/>
      <text:p text:style-name="P17"><text:s/>entreprise individuelle :</text:p>
      <text:p text:style-name="P17">- une personne physique</text:p>
      <text:p text:style-name="P17">-pas de personnalité physique</text:p>
      <text:p text:style-name="P17">- distinction entre patrimoine personnel et professionnel (en revanche la banque peut demander une confirmation avec les biens perso)</text:p>
      <text:p text:style-name="P17"/>
      <text:p text:style-name="P17"/>
      <text:p text:style-name="P17"/>
      <text:p text:style-name="P17">---------------------------------------------------Situation sociale-------------------------------------------------</text:p>
      <text:p text:style-name="P17"/>
      <text:p text:style-name="P17">entreprenneur :</text:p>
      <text:p text:style-name="P17">- travailleurs non salariés</text:p>
      <text:p text:style-name="P17">- pas assurance chômage</text:p>
      <text:p text:style-name="P17">-</text:p>
      <text:p text:style-name="P17"/>
      <text:p text:style-name="P17">----------------------------------------------------------Auto-entreprenneur--------------------------------------</text:p>
      <text:p text:style-name="P17"/>
      <text:p text:style-name="P17">- simplication de déclaration d’existence</text:p>
      <text:p text:style-name="P17">- absence d’immatriculation à un registre</text:p>
      <text:p text:style-name="P17">-Charges en fonction du pourcentage de chiffre d’affaires</text:p>
      <text:p text:style-name="P17"/>
      <text:p text:style-name="P17"/>
      <text:p text:style-name="P17"/>
      <text:p text:style-name="P17">---------------------------------------------------------Contrat de societe-----------------------------------------</text:p>
      <text:p text:style-name="P17">1) Les élements spécifiques :</text:p>
      <text:p text:style-name="P17">- pluralité des associées</text:p>
      <text:p text:style-name="P17">- apports = numéraire , nature, industrie</text:p>
      <text:p text:style-name="P17">- recherche de bénéfices</text:p>
      <text:p text:style-name="P17">- affectio societatis (collaborer à la vie de l’entreprise)</text:p>
      <text:p text:style-name="P17"/>
      <text:p text:style-name="P17"/>
      <text:p text:style-name="P17"/>
      <text:p text:style-name="P17"/>
      <text:p text:style-name="P17"/>
      <text:p text:style-name="P17"><text:soft-page-break/></text:p>
      <text:p text:style-name="P17">2) effets du contrat de travail</text:p>
      <text:p text:style-name="P17">-denomination sociale</text:p>
      <text:p text:style-name="P17">- Le siège social</text:p>
      <text:p text:style-name="P17">- une nationaité</text:p>
      <text:p text:style-name="P17">-capital social</text:p>
      <text:p text:style-name="P17"/>
      <text:p text:style-name="P17">séparation des bien professionnelle et personelle</text:p>
      <text:p text:style-name="P17"/>
      <text:p text:style-name="P17">3)</text:p>
      <text:p text:style-name="P17">- les relations entre associées</text:p>
      <text:p text:style-name="P17">- la responsabilité financière des associées</text:p>
      <text:p text:style-name="P17">-La nature des droits détenus</text:p>
      <text:p text:style-name="P17">-Les modalités de cession des droits</text:p>
      <text:p text:style-name="P17"/>
      <text:p text:style-name="P17">------------------------------------------Catégorie de société------------------------------------------------------</text:p>
      <text:p text:style-name="P17">1) les sociétés de personnes(SNC)</text:p>
      <text:p text:style-name="P17">-fondé sur l’intuitu personnae</text:p>
      <text:p text:style-name="P17">-associé personellement et solidairement responsables des dettes</text:p>
      <text:p text:style-name="P17">-les droits sont des parts sociales</text:p>
      <text:p text:style-name="P17"/>
      <text:p text:style-name="P17">2) Société de capitaux (SAS, SA)</text:p>
      <text:p text:style-name="P17"/>
      <text:p text:style-name="P17">-fondé sur l’apport des associées</text:p>
      <text:p text:style-name="P17">-responsabilité associées limité</text:p>
      <text:p text:style-name="P17">-droits des associé sont des actions (actions transmissibles et cessibles)</text:p>
      <text:p text:style-name="P17"/>
      <text:p text:style-name="P17">3) les sociétés mixtes (EURL, SARL)</text:p>
      <text:p text:style-name="P17">- associées se conaissent</text:p>
      <text:p text:style-name="P17">-responsabilité limité à leurs apport</text:p>
      <text:p text:style-name="P17">-les droits sont des parts sociales</text:p>
      <text:p text:style-name="P17">-la cession ou transmission des parts = règles particulière</text:p>
      <text:p text:style-name="P17"/>
      <text:p text:style-name="P17">Gérant = SARL</text:p>
      <text:p text:style-name="P17"/>
      <text:p text:style-name="P17">SA = PDG</text:p>
      <text:p text:style-name="P17"/>
      <text:p text:style-name="P17">4) Société coopérative et particiative (SCOP)</text:p>
      <text:p text:style-name="P17">-</text:p>
      <text:p text:style-name="P17">-</text:p>
      <text:p text:style-name="P17">-</text:p>
      <text:p text:style-name="P17">-</text:p>
      <text:p text:style-name="P17"/>
      <text:p text:style-name="P17">Societe :</text:p>
      <text:p text:style-name="P17">-conserver le contrôle de son entreprise</text:p>
      <text:p text:style-name="P17">-favoriser le dev de son entreprise grâce à l’apport de capitaux</text:p>
      <text:p text:style-name="P17"/>
      <text:p text:style-name="P17"/>
      <text:p text:style-name="P17"/>
      <text:p text:style-name="P17"/>
      <text:p text:style-name="P17"/>
      <text:p text:style-name="P17"/>
      <text:p text:style-name="P17"><text:soft-page-break/></text:p>
      <text:p text:style-name="P17"/>
      <text:p text:style-name="P17">------------------------------------------------Contrat de travail --------------------------------------------------</text:p>
      <text:p text:style-name="P17"/>
      <text:p text:style-name="P18">I)</text:p>
      <text:p text:style-name="P18">les parts de salarié dans les travailleur </text:p>
      <text:p text:style-name="P18"/>
      <text:p text:style-name="P18">salarié <text:tab/> <text:s/>85 % <text:s text:c="16"/></text:p>
      <text:p text:style-name="P18"/>
      <text:p text:style-name="P18">travailleur indépendant 15 %</text:p>
      <text:p text:style-name="P18"/>
      <text:p text:style-name="P18"/>
      <text:p text:style-name="P18">2) travail indépendant et subordonnée</text:p>
      <text:p text:style-name="P18"/>
      <text:p text:style-name="P18">-voir photo</text:p>
      <text:p text:style-name="P18"/>
      <text:p text:style-name="P18">3) Les conditions de validité</text:p>
      <text:p text:style-name="P18"/>
      <text:p text:style-name="P18">-photo</text:p>
      <text:p text:style-name="P18"/>
      <text:p text:style-name="P18">4) Les obligations des parties</text:p>
      <text:p text:style-name="P18"/>
      <text:p text:style-name="P18">II) les différents type de contrat</text:p>
      <text:p text:style-name="P18">1) Les cas de recours au CDD et CTT</text:p>
      <text:p text:style-name="P18"/>
      <text:p text:style-name="P19">2)</text:p>
      <text:p text:style-name="P19"/>
      <text:p text:style-name="P19">3) Comparaison CDD et CTT</text:p>
      <text:p text:style-name="P19"/>
      <text:p text:style-name="P19"/>
      <text:p text:style-name="P20">III) suspension du contrat de travail</text:p>
      <text:p text:style-name="P20">1) def</text:p>
      <text:p text:style-name="P20">2)</text:p>
      <text:p text:style-name="P20">3)</text:p>
      <text:p text:style-name="P20"/>
      <text:p text:style-name="P20">------------------------------------------Fin de contrat-------------------------------------------------------------</text:p>
      <text:p text:style-name="P20"/>
      <text:p text:style-name="P20">2) les conditions de licenciment pour motif personnel</text:p>
      <text:p text:style-name="P20"/>
      <text:p text:style-name="P20">2,3) La faute du salarié</text:p>
      <text:p text:style-name="P20"/>
      <text:p text:style-name="P21">3) le licenciement pour motif économique</text:p>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text:span text:style-name="T6">Execution du contrat de travail-----------------------------------</text:span></text:p>
      <text:p text:style-name="P21"/>
      <text:p text:style-name="P22">I) les pouvoirs de l’employeur</text:p>
      <text:p text:style-name="P22"/>
      <text:p text:style-name="P22">1) Le pouvoir de direction</text:p>
      <text:p text:style-name="P22">L’employeur dispose des pouvoirs les plus étendus dans la gestion de l’entreprise</text:p>
      <text:p text:style-name="P22"><text:s/></text:p>
      <text:p text:style-name="P22">2)Le pouvoir réglementaire</text:p>
      <text:p text:style-name="P22">Il organise les relations de travail dans l’entreprise élabore le règlement intérieur</text:p>
      <text:p text:style-name="P22"/>
      <text:p text:style-name="P22">3) Le pouvoir disciplinaire</text:p>
      <text:p text:style-name="P22">Le chef d’entreprise peut appliquer des sanctions </text:p>
      <text:p text:style-name="P22">-------------------------------------------------------------------------------------------------------------------</text:p>
      <text:p text:style-name="P22"/>
      <text:p text:style-name="P22">II) Les libertés indiciduelles</text:p>
      <text:p text:style-name="P22"/>
      <text:p text:style-name="P22">1) la non-discrimination</text:p>
      <text:p text:style-name="P22"/>
      <text:p text:style-name="P22">La discrimination est le fait de traiter différement des personnes qui se trouvent dans la même situation</text:p>
      <text:p text:style-name="P22"/>
      <text:p text:style-name="P22">2) la liberté d’expression</text:p>
      <text:p text:style-name="P22"/>
      <text:p text:style-name="P22">Le droit d’expression donne la possibilité aux salariés </text:p>
      <text:p text:style-name="P22"/>
      <text:p text:style-name="P22">----------------------------------------------------------------------------------------------------------------</text:p>
      <text:p text:style-name="P22"/>
      <text:p text:style-name="P22">III) Les libertés collectifs</text:p>
      <text:p text:style-name="P22"/>
      <text:p text:style-name="P22">1) représentation des salariés</text:p>
      <text:p text:style-name="P22"/>
      <text:p text:style-name="P22">-la section syndicale</text:p>
      <text:p text:style-name="P22"/>
      <text:p text:style-name="P22">-délégué syndical (entreprise +50 salariés)</text:p>
      <text:p text:style-name="P22"/>
      <text:p text:style-name="P22">CSE = comité social et économique</text:p>
      <text:p text:style-name="P22"/>
      <text:p text:style-name="P22">2) le droit à la négociation collective</text:p>
      <text:p text:style-name="P22"/>
      <text:p text:style-name="P22">-La convention collective</text:p>
      <text:p text:style-name="P22"/>
      <text:p text:style-name="P22">-l’accord collectif</text:p>
      <text:p text:style-name="P22"/>
      <text:p text:style-name="P22">Négociation collective :</text:p>
      <text:p text:style-name="P22"/>
      <text:p text:style-name="P22">-Au niveau de la branche d’activité</text:p>
      <text:p text:style-name="P22"/>
      <text:p text:style-name="P22">-Au niveau de l’entreprise</text:p>
      <text:p text:style-name="P22"/>
      <text:p text:style-name="P22">-Au niveau interprofessionnel</text:p>
      <text:p text:style-name="P22"><text:soft-page-break/>3) Le droit de grève</text:p>
      <text:p text:style-name="P22"/>
      <text:p text:style-name="P22">Le grève est une cessation collective et concerté du travail en vue de faire aboutir des revendications professionnelles. Son but est de faire pression sur le chef d’entreprise ou les pouvoirs publics.</text:p>
      <text:p text:style-name="P22"/>
      <text:p text:style-name="P22">------------------------------------------------------------------------------------------------------------------------</text:p>
      <text:p text:style-name="P22"/>
      <text:p text:style-name="P22">IV) Les principales conditions de travail</text:p>
      <text:p text:style-name="P22"/>
      <text:p text:style-name="P22">1) la durée du travail</text:p>
      <text:p text:style-name="P22"/>
      <text:p text:style-name="P22">- la durée mensuelle temps plein 151,67h</text:p>
      <text:p text:style-name="P22">-la durée du travail est de 35h pour toutes les entreprises</text:p>
      <text:p text:style-name="P22">-la loi du 17 janvier 2003 retient 1607h par an pour le calcul de la durée de travail.</text:p>
      <text:p text:style-name="P22"/>
      <text:p text:style-name="P22">2) La durée de travail</text:p>
      <text:p text:style-name="P22"/>
      <text:p text:style-name="P22">La durée maximale quotidienne de travail ne peut excéder 10h</text:p>
      <text:p text:style-name="P22"/>
      <text:p text:style-name="P22">44h hebdomadaires sur 12 semaines</text:p>
      <text:p text:style-name="P22"/>
      <text:p text:style-name="P22">48h par semaines</text:p>
      <text:p text:style-name="P22"/>
      <text:p text:style-name="P22">3) fixation du salaire</text:p>
      <text:p text:style-name="P22">- négociation doit porter au moins une fois sur les salaires</text:p>
      <text:p text:style-name="P22">- égalité hommes femmes</text:p>
      <text:p text:style-name="P22">- salaire min pas inférieur au minimum légal</text:p>
      <text:p text:style-name="P22"/>
      <text:p text:style-name="P22">SMIC = 11,65€ brut et 9,23€ net</text:p>
      <text:p text:style-name="P22"/>
      <text:p text:style-name="P22">4) heures supplémentaires</text:p>
      <text:p text:style-name="P22"/>
      <text:p text:style-name="P22">- </text:p>
      <text:p text:style-name="P22">- pas plus de 220h par salarié</text:p>
      <text:p text:style-name="P22"/>
      <text:p text:style-name="P22">5) HS : quelles contrepartie pour le salarié</text:p>
      <text:p text:style-name="P22">- majoration du salaire de 25 % les 8 premières heures, 50 % au-delà de 8h</text:p>
      <text:p text:style-name="P22">- COR (contrepartie en repos)</text:p>
      <text:p text:style-name="P22"/>
      <text:p text:style-name="P22">6) A quels repos le salarié a t-il droit</text:p>
      <text:p text:style-name="P22"/>
      <text:p text:style-name="P22">- pas plus de 6j semaines</text:p>
      <text:p text:style-name="P22">- durée de repos hebdo 35h</text:p>
      <text:p text:style-name="P22">-</text:p>
      <text:p text:style-name="P22"/>
      <text:p text:style-name="P22">le droits aux congés payés </text:p>
      <text:p text:style-name="P22">-5sem cong payés</text:p>
      <text:p text:style-name="P22"/>
      <text:p text:style-name="P22">-periode 1<text:span text:style-name="T7">er</text:span> juin au 31 mai</text:p>
      <text:p text:style-name="P22"/>
      <text:p text:style-name="P22">------------------------------------------------------------------------------------------------------------------------</text:p>
      <text:p text:style-name="P22"><text:soft-page-break/>V) Le conseil de prud’hommes</text:p>
      <text:p text:style-name="P22">- les conseils de prud’hommes sont compétents pour connaître les litiges individuels nés à l’occasion d’un contrat de travail</text:p>
      <text:p text:style-name="P22"/>
      <text:p text:style-name="P22">1)Le conseil de prud’hommes une institution originale </text:p>
      <text:p text:style-name="P22"/>
      <text:p text:style-name="P22">exception : compétnce spécifique déléminté par la loi</text:p>
      <text:p text:style-name="P22"/>
      <text:p text:style-name="P22">paritaire : nb d’employeurs et salariés égal</text:p>
      <text:p text:style-name="P22"/>
      <text:p text:style-name="P22">élective : élus pour 5 ans </text:p>
      <text:p text:style-name="P22"/>
      <text:p text:style-name="P22">2) La procédure</text:p>
      <text:p text:style-name="P22"/>
      <text:p text:style-name="P22">- </text:p>
      <text:p text:style-name="P22">-</text:p>
      <text:p text:style-name="P22">-</text:p>
      <text:p text:style-name="P22"/>
      <text:p text:style-name="P22">En cas d’égalité des voix renvoyer conseil de départage</text:p>
      <text:p text:style-name="P22"/>
      <text:p text:style-name="P22">3) Le recours aux autres juridictions judiciaires</text:p>
      <text:p text:style-name="P22">- tribunal de prox</text:p>
      <text:p text:style-name="P22">- trib judicaire</text:p>
      <text:p text:style-name="P22">- poursuites pénales</text:p>
      <text:p text:style-name="P2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8T10:38:07.942000000</meta:creation-date>
    <dc:date>2024-05-27T14:28:39.154000000</dc:date>
    <meta:editing-duration>P1DT4H37M20S</meta:editing-duration>
    <meta:editing-cycles>21</meta:editing-cycles>
    <meta:generator>sFree_Office_for_Docs_and_PDF/7.4.2.3$Windows_X86_64 LibreOffice_project/382eef1f22670f7f4118c8c2dd222ec7ad009daf</meta:generator>
    <meta:document-statistic meta:table-count="0" meta:image-count="0" meta:object-count="0" meta:page-count="10" meta:paragraph-count="280" meta:word-count="1389" meta:character-count="10837" meta:non-whitespace-character-count="9693"/>
  </office:meta>
</office:document-meta>
</file>